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oftware Crafter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a Channe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A source of Guix Packages that is stored in a Git Repository</text:span></text:p>
              </text:list-item>
              <text:list-item>
                <text:p text:style-name="P2"><text:span text:style-name="T1">Add a channel then its Git Repository will be pulled and it added to your Guix profile so new packages will become available to your configuration</text:span></text:p>
                <text:list>
                  <text:list-item>
                    <text:p><text:span text:style-name="T1">Can pull a commit or branch which allow the choosing of versions of packages</text:span></text:p>
                  </text:list-item>
                </text:list>
              </text:list-item>
              <text:list-item>
                <text:p><text:span text:style-name="T1">Channel Configuration – Tells Guix where it can find the package that the user want to install</text:span></text:p>
                <text:list>
                  <text:list-item>
                    <text:p><text:span text:style-name="T1">The file is ~/.config/guix/channels.scm and does not exit 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0:02:09.707731083</meta:creation-date>
    <dc:date>2025-01-29T13:33:44.993719374</dc:date>
    <meta:editing-duration>P2DT13H18M31S</meta:editing-duration>
    <meta:editing-cycles>1</meta:editing-cycles>
    <meta:document-statistic meta:object-count="29"/>
    <meta:generator>LibreOffice/24.2.1.2$MacOSX_AARCH64 LibreOffice_project/db4def46b0453cc22e2d0305797cf981b68ef5ac</meta:generator>
  </office:meta>
</office:document-meta>
</file>